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rif" svg:font-family="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03f6e3" officeooo:paragraph-rsid="0003f6e3"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080968" officeooo:paragraph-rsid="00080968"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03f6e3" officeooo:paragraph-rsid="0004e635"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04e635" officeooo:paragraph-rsid="0004e635" style:font-weight-asian="bold" style:font-weight-complex="bold"/>
    </style:style>
    <style:style style:name="P5" style:family="paragraph" style:parent-style-name="Standard">
      <style:paragraph-properties fo:text-align="center" style:justify-single-word="false"/>
      <style:text-properties fo:color="#ce181e" style:font-name="Serif" fo:font-size="14pt" style:text-underline-style="solid" style:text-underline-width="auto" style:text-underline-color="font-color" fo:font-weight="bold" officeooo:rsid="0003f6e3" officeooo:paragraph-rsid="0004e635"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tyle="italic" style:text-underline-style="none" fo:font-weight="bold" officeooo:rsid="000b30b1" officeooo:paragraph-rsid="000b30b1"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style:text-underline-style="none" fo:font-weight="bold" officeooo:rsid="000cccff" officeooo:paragraph-rsid="000cccff"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style:text-underline-style="none" fo:font-weight="bold" officeooo:rsid="00157d93" officeooo:paragraph-rsid="00157d93"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cccff" officeooo:paragraph-rsid="000cccff"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normal" style:text-underline-style="none" fo:font-weight="normal" officeooo:rsid="000b30b1" officeooo:paragraph-rsid="000b30b1"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none" fo:font-weight="normal" officeooo:rsid="000cccff" officeooo:paragraph-rsid="000cccff"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none" fo:font-weight="normal" officeooo:rsid="00107caf" officeooo:paragraph-rsid="00107caf"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font-style="normal" style:text-underline-style="none" fo:font-weight="normal" officeooo:rsid="00107caf" officeooo:paragraph-rsid="00107caf"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rsid="00157d93" officeooo:paragraph-rsid="00157d93" style:font-style-asian="normal" style:font-weight-asian="normal" style:font-style-complex="normal" style:font-weight-complex="normal"/>
    </style:style>
    <style:style style:name="P15"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07caf" officeooo:paragraph-rsid="00107caf"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style:text-underline-style="none" fo:font-weight="normal" officeooo:rsid="000b30b1" officeooo:paragraph-rsid="000b30b1"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07caf" officeooo:paragraph-rsid="00107caf"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italic" style:text-underline-style="none" fo:font-weight="bold" officeooo:rsid="0017c431" officeooo:paragraph-rsid="0017c431"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06873b"/>
    </style:style>
    <style:style style:name="T4" style:family="text">
      <style:text-properties officeooo:rsid="00080968"/>
    </style:style>
    <style:style style:name="T5" style:family="text">
      <style:text-properties officeooo:rsid="0009fb2d"/>
    </style:style>
    <style:style style:name="T6" style:family="text">
      <style:text-properties officeooo:rsid="000ec14a"/>
    </style:style>
    <style:style style:name="T7" style:family="text">
      <style:text-properties officeooo:rsid="001352a9"/>
    </style:style>
    <style:style style:name="T8" style:family="text">
      <style:text-properties officeooo:rsid="00157d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Hyper Text Markup Language (HTML)</text:p>
      <text:p text:style-name="P3"/>
      <text:p text:style-name="P4">Block level and Inline elements:-</text:p>
      <text:p text:style-name="P1">1. &lt;div&gt; is a block level element and &lt;span&gt; is a inline element</text:p>
      <text:p text:style-name="P1">- stands for division element</text:p>
      <text:p text:style-name="P1">- a inline element can recide in block level element but not visa-versa</text:p>
      <text:p text:style-name="P1">- you can't add div inside a span element</text:p>
      <text:p text:style-name="P1"/>
      <text:p text:style-name="P4">Semantic elements:-</text:p>
      <text:p text:style-name="P1">2. semantic html element means, that it implies some meaning to the content</text:p>
      <text:p text:style-name="P1">- it also conveys some importance, like h1 tag has more importance than h2</text:p>
      <text:p text:style-name="P1">- help in search engine ranking, SEO ,but it is not 100% proven</text:p>
      <text:p text:style-name="P1">- these elements should not be used for styling</text:p>
      <text:p text:style-name="P1"/>
      <text:p text:style-name="P1">- &lt;main&gt; tag helps search engines and other developers find the main content of your page.</text:p>
      <text:p text:style-name="P1"><text:tab/>- <text:span text:style-name="T3">should be only 1 per page</text:span></text:p>
      <text:p text:style-name="P1">- <text:span text:style-name="T4">&lt;article&gt; <text:s/>The tag works well with blog entries, forum posts, or news articles.</text:span></text:p>
      <text:p text:style-name="P1">-- &lt;header&gt; <text:span text:style-name="T5">in inside the body tag</text:span></text:p>
      <text:p text:style-name="P1"><text:tab/> - containes header information like company logo, navigation using &lt;nav&gt; tag</text:p>
      <text:p text:style-name="P1">-- &lt;section&gt; tag contains &lt;article&gt; tag</text:p>
      <text:p text:style-name="P1">-- &lt;aside&gt; tag is used to specify content that are indirectly related to the page</text:p>
      <text:p text:style-name="P1">-- &lt;footer&gt; tag contains footer info <text:span text:style-name="T5">like copyright information <text:s/>or links to related documents that usually sit at the bottom of a page.</text:span></text:p>
      <text:p text:style-name="P2"/>
      <text:p text:style-name="P2"><text:span text:style-name="T2">NOTE</text:span>: The section element is also new with HTML5, and has a slightly different semantic meaning than article. An article is for standalone content, and a section is for grouping thematically related content. They can be used within each other, as needed. For example, if a book is the article, then each chapter is a section. </text:p>
      <text:p text:style-name="P1"/>
      <text:p text:style-name="P1">-- &lt;div&gt;, &lt;span&gt; are not semantic elements</text:p>
      <text:p text:style-name="P1"/>
      <text:p text:style-name="P4">Non breaking space:-</text:p>
      <text:p text:style-name="P1">3. how would you make sure that 3 words in an HTML document ALWAYS appear together on 1 line, </text:p>
      <text:p text:style-name="P1"><text:s text:c="3"/>even if the text word-wraps because the browser window is too narrow for that text line?</text:p>
      <text:p text:style-name="P1">- <text:s/>Place &amp;nbsp; entity reference after the 1st word and after the 2nd word</text:p>
      <text:p text:style-name="P1"/>
      <text:p text:style-name="P4">anchor tag:-</text:p>
      <text:p text:style-name="P1">4. &lt;a&gt; tag is both inline and block level element</text:p>
      <text:p text:style-name="P1">- this feature of &lt;a&gt; tag is used when we want an image or logo to act as a link, but surrounding it around &lt;div&gt; tag</text:p>
      <text:p text:style-name="P1">- target="_blank" this will open the link in new tab</text:p>
      <text:p text:style-name="P1">- fragment identifiers are also a type of link , used to jump to specific point on the page</text:p>
      <text:p text:style-name="P1">- &lt;a href="#id_name"&gt; is a section identifier</text:p>
      <text:p text:style-name="P1"/>
      <text:p text:style-name="P4">image tag:-</text:p>
      <text:p text:style-name="P1">5. &lt;img&gt; tag is an inline tag</text:p>
      <text:p text:style-name="P1">- if you don't use height,width property then the browser will not allocate space for the image in case of slow internet when the image takes time to</text:p>
      <text:p text:style-name="P1"><text:s text:c="2"/>load</text:p>
      <text:p text:style-name="P1">- you can check it by changeing the imternet speed in chrome developer tools(network setting)</text:p>
      <text:p text:style-name="P1"><text:soft-page-break/></text:p>
      <text:p text:style-name="P4">Forms:-</text:p>
      <text:p text:style-name="P1">6. &lt;form&gt; element is used to make form and submit it to server</text:p>
      <text:p text:style-name="P1">- &lt;form action="/url-where-you-want-to-submit-form-data"&gt;&lt;/form&gt; </text:p>
      <text:p text:style-name="P1"><text:tab/>text boxes to take input from user, are inside form element:-</text:p>
      <text:p text:style-name="P1">-- &lt;input type="text" placeholder="user has not entered text"&gt; </text:p>
      <text:p text:style-name="P1">-- You can require specific form fields so that your user will not be able to submit your form until he or she has filled them out.</text:p>
      <text:p text:style-name="P1">-- &lt;input type="text" required&gt;</text:p>
      <text:p text:style-name="P1"/>
      <text:p text:style-name="P1">-- <text:span text:style-name="T6">&lt;input type=”date”&gt; <text:s/>// for date entry</text:span></text:p>
      <text:p text:style-name="P1">-- HTML5 also introduced the <text:span text:style-name="T1">time </text:span>element along with a <text:span text:style-name="T1">datetime </text:span>attribute to standardize times. This is an inline element that can wrap a date or time on a page.</text:p>
      <text:p text:style-name="P1"><text:tab/>-- &lt;time datetime="2016-09-15"&gt;Thursday, September 15&lt;sup&gt;th&lt;/sup&gt;&lt;/time&gt;</text:p>
      <text:p text:style-name="P1"/>
      <text:p text:style-name="P1"><text:tab/><text:span text:style-name="T2">buttons :-</text:span></text:p>
      <text:p text:style-name="P1">-- &lt;button type="submit"&gt;this button submits the form&lt;/button&gt; </text:p>
      <text:p text:style-name="P1"><text:tab/><text:span text:style-name="T2">radio buttons:-</text:span></text:p>
      <text:p text:style-name="P1">-- You can use radio buttons for questions where you want the user to only give you one answer out of multiple options.</text:p>
      <text:p text:style-name="P1">-- Each of your radio buttons can be nested within its own label element. By wrapping an input element inside of a label element it will automatically <text:tab/>associate the radio button input with the label element surrounding it.</text:p>
      <text:p text:style-name="P1">-- All related radio buttons should have the same name attribute to create a radio button group. By creating a radio group, selecting any single radio <text:tab/>button will automatically deselect the other buttons within the same group ensuring only one answer is provided by the user.</text:p>
      <text:p text:style-name="P1">-- &lt;label for="indoor"&gt; <text:s/>// for attribute should be same as id </text:p>
      <text:p text:style-name="P1"><text:s/><text:tab/>&lt;input id="indoor" type="radio" name="indoor-outdoor"&gt;Indoor </text:p>
      <text:p text:style-name="P1">&lt;/label&gt;</text:p>
      <text:p text:style-name="P1"/>
      <text:p text:style-name="P1">-- The <text:span text:style-name="T1">fieldset </text:span>tag surrounds the entire grouping of radio buttons to achieve this. It often uses a <text:span text:style-name="T1">legend</text:span> tag to provide a description for the grouping, which is read by screen readers for each choice in the fieldset element.</text:p>
      <text:p text:style-name="P1"><text:tab/>&lt;form&gt;</text:p>
      <text:p text:style-name="P1"><text:s text:c="2"/>&lt;fieldset&gt;</text:p>
      <text:p text:style-name="P1"><text:s text:c="4"/>&lt;legend&gt;Choose one of these three items:&lt;/legend&gt;</text:p>
      <text:p text:style-name="P1"><text:s text:c="4"/>&lt;input id="one" type="radio" name="items" value="one"&gt;</text:p>
      <text:p text:style-name="P1"><text:s text:c="4"/>&lt;label for="one"&gt;Choice One&lt;/label&gt;&lt;br&gt;</text:p>
      <text:p text:style-name="P1"><text:s text:c="4"/>&lt;input id="two" type="radio" name="items" value="two"&gt;</text:p>
      <text:p text:style-name="P1"><text:s text:c="4"/>&lt;label for="two"&gt;Choice Two&lt;/label&gt;&lt;br&gt;</text:p>
      <text:p text:style-name="P1"><text:s text:c="4"/>&lt;input id="three" type="radio" name="items" value="three"&gt;</text:p>
      <text:p text:style-name="P1"><text:s text:c="4"/>&lt;label for="three"&gt;Choice Three&lt;/label&gt;</text:p>
      <text:p text:style-name="P1"><text:s text:c="2"/>&lt;/fieldset&gt;</text:p>
      <text:p text:style-name="P1">&lt;/form&gt;</text:p>
      <text:p text:style-name="P1"><text:tab/><text:span text:style-name="T2">checkboxes:-</text:span></text:p>
      <text:p text:style-name="P1">--&lt;label for="loving"&gt;</text:p>
      <text:p text:style-name="P1"><text:tab/>&lt;input id="loving" type="checkbox" name="personality"&gt; Loving</text:p>
      <text:p text:style-name="P1"><text:s text:c="2"/>&lt;/label&gt;</text:p>
      <text:p text:style-name="P1"><text:tab/><text:span text:style-name="T2">value attribute:-</text:span></text:p>
      <text:p text:style-name="P1">-- When a form gets submitted, the data is sent to the server and includes entries for the options selected. Inputs of type radio and checkbox report <text:tab/>their values from the value attribute.</text:p>
      <text:p text:style-name="P1">--example</text:p>
      <text:p text:style-name="P1"><text:soft-page-break/></text:p>
      <text:p text:style-name="P1">&lt;label for="indoor"&gt; </text:p>
      <text:p text:style-name="P1"><text:s text:c="2"/>&lt;input id="indoor" value="indoor" type="radio" name="indoor-outdoor"&gt;Indoor </text:p>
      <text:p text:style-name="P1">&lt;/label&gt;</text:p>
      <text:p text:style-name="P1">&lt;label for="outdoor"&gt; </text:p>
      <text:p text:style-name="P1"><text:s text:c="2"/>&lt;input id="outdoor" value="outdoor" type="radio" name="indoor-outdoor"&gt;Outdoor </text:p>
      <text:p text:style-name="P1">&lt;/label&gt;</text:p>
      <text:p text:style-name="P1"/>
      <text:p text:style-name="P1">-- Here, you have two radio inputs. When the user submits the form with the indoor option selected, the form data will include the line: indoor-outdoor=indoor. This is from the name and value attributes of the "indoor" input.</text:p>
      <text:p text:style-name="P1">-- If you omit the value attribute, the submitted form data uses the default value, which is on. In this scenario, if the user clicked the "indoor" option and submitted the form, the resulting form data would be indoor-outdoor=on, which is not useful. So the value attribute needs to be set to something to identify the option.</text:p>
      <text:p text:style-name="P1"/>
      <text:p text:style-name="P1">-- You can set a checkbox or radio button to be checked by default using the checked attribute.</text:p>
      <text:p text:style-name="P1">-- &lt;input type="radio" name="test-name" checked&gt;</text:p>
      <text:p text:style-name="P1"/>
      <text:p text:style-name="P1">7. to strikethrough a text, wrap the text in &lt;s&gt;&lt;/s&gt;.</text:p>
      <text:p text:style-name="P1"/>
      <text:p text:style-name="P9">MEDIA CONTENT</text:p>
      <text:p text:style-name="P6">AUDIO CONTENT :-</text:p>
      <text:p text:style-name="P10">- audio element gives semantic meaning when it wraps sound or audio stream content in your markup.</text:p>
      <text:p text:style-name="P10">- The <text:span text:style-name="T1">audio</text:span> tag supports the <text:span text:style-name="T1">controls</text:span> attribute. This shows the browser default play, pause, and other controls, and supports keyboard functionality. This is a boolean attribute, meaning it doesn't need a value, its presence on the tag turns the setting on.</text:p>
      <text:p text:style-name="P10"/>
      <text:p text:style-name="P10">&lt;audio id="meowClip" controls&gt;</text:p>
      <text:p text:style-name="P10"><text:s text:c="2"/>&lt;source src="audio/meow.mp3" type="audio/mpeg" /&gt;</text:p>
      <text:p text:style-name="P10"><text:s text:c="2"/>&lt;source src="audio/meow.ogg" type="audio/ogg" /&gt;</text:p>
      <text:p text:style-name="P10">&lt;/audio&gt;</text:p>
      <text:p text:style-name="P11"/>
      <text:p text:style-name="P7">FIGURE:-</text:p>
      <text:p text:style-name="P10">HTML5 introduced the <text:span text:style-name="T1">figure </text:span>element, along with the related <text:span text:style-name="T1">figcaption</text:span>. Used together, these items wrap a visual representation (like an image, diagram, or chart) along with its caption.</text:p>
      <text:p text:style-name="P10"/>
      <text:p text:style-name="P11">Eg, </text:p>
      <text:p text:style-name="P10">&lt;figure&gt;</text:p>
      <text:p text:style-name="P10"><text:s text:c="2"/>&lt;img src="roundhouseDestruction.jpeg" alt="Photo of Camper Cat executing a roundhouse kick"&gt;</text:p>
      <text:p text:style-name="P10"><text:s text:c="2"/>&lt;br&gt;</text:p>
      <text:p text:style-name="P10"><text:s text:c="2"/>&lt;figcaption&gt;</text:p>
      <text:p text:style-name="P10"><text:s text:c="4"/>Master Camper Cat demonstrates proper form of a roundhouse kick.</text:p>
      <text:p text:style-name="P10"><text:s text:c="2"/>&lt;/figcaption&gt;</text:p>
      <text:p text:style-name="P10">&lt;/figure&gt;</text:p>
      <text:p text:style-name="P10"/>
      <text:p text:style-name="P10"/>
      <text:p text:style-name="P10"/>
      <text:p text:style-name="P10"/>
      <text:p text:style-name="P10"/>
      <text:p text:style-name="P10"/>
      <text:p text:style-name="P8"><text:soft-page-break/>VIDEO:-</text:p>
      <text:p text:style-name="P14">* To start a video automatically use the autoplay attribute in place of controls:</text:p>
      <text:p text:style-name="P14"/>
      <text:p text:style-name="P10">&lt;video width="320" height="240" <text:span text:style-name="T8">controls</text:span>&gt;</text:p>
      <text:p text:style-name="P10"><text:s text:c="2"/>&lt;source src="movie.mp4" type="video/mp4"&gt;</text:p>
      <text:p text:style-name="P10"><text:s text:c="2"/>&lt;source src="movie.ogg" type="video/ogg"&gt;</text:p>
      <text:p text:style-name="P10">Your browser does not support the video tag.</text:p>
      <text:p text:style-name="P10">&lt;/video&gt;</text:p>
      <text:p text:style-name="P10"/>
      <text:p text:style-name="P18">YOUTUBE VIDEO:-</text:p>
      <text:p text:style-name="P10">&lt;iframe width="420" height="315" src="https://www.youtube.com/embed/zelaKq6Ggl8"&gt;&lt;/iframe&gt;</text:p>
      <text:p text:style-name="P15"/>
      <text:p text:style-name="P15"/>
      <text:p text:style-name="P15">META TAG:-</text:p>
      <text:p text:style-name="P13"/>
      <text:p text:style-name="P12">&lt;meta name="viewport" content="width=device-width, initial-scale=1.0"&gt;</text:p>
      <text:p text:style-name="P12">- <text:span text:style-name="T7">must add this at the beginning for responsive desig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rif" svg:font-family="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30T18:12:39.268602617</meta:creation-date>
    <dc:date>2020-05-10T16:22:18.797269360</dc:date>
    <meta:editing-duration>PT1H13M7S</meta:editing-duration>
    <meta:editing-cycles>12</meta:editing-cycles>
    <meta:generator>LibreOffice/6.0.7.3$Linux_X86_64 LibreOffice_project/00m0$Build-3</meta:generator>
    <meta:document-statistic meta:table-count="0" meta:image-count="0" meta:object-count="0" meta:page-count="4" meta:paragraph-count="115" meta:word-count="1137" meta:character-count="7311" meta:non-whitespace-character-count="6195"/>
  </office:meta>
</office:document-meta>
</file>